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Normal_32_2" style:data-style-name="N0">
      <style:table-cell-properties fo:border="thin solid #000000" style:vertical-align="to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4.31270833333333cm" style:use-optimal-column-width="true"/>
    </style:style>
    <style:style style:name="co4" style:family="table-column">
      <style:table-column-properties fo:break-before="auto" style:column-width="4.7492708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mpany</text:p>
          </table:table-cell>
          <table:table-cell office:value-type="string" table:style-name="ce1">
            <text:p>Mean_FC</text:p>
          </table:table-cell>
          <table:table-cell office:value-type="string" table:style-name="ce1">
            <text:p>Std_Dev_FC</text:p>
          </table:table-cell>
          <table:table-cell office:value-type="string" table:style-name="ce1">
            <text:p>P(FC &lt; 0)</text:p>
          </table:table-cell>
          <table:table-cell office:value-type="string" table:style-name="ce1">
            <text:p>Min_CF_5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coa</text:p>
          </table:table-cell>
          <table:table-cell office:value-type="float" office:value="135" table:style-name="ce1">
            <text:p>135</text:p>
          </table:table-cell>
          <table:table-cell office:value-type="float" office:value="37.222305140869501" table:style-name="ce1">
            <text:p>37.22230514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73.402362739384102" table:style-name="ce1">
            <text:p>73.402362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ba</text:p>
          </table:table-cell>
          <table:table-cell office:value-type="float" office:value="39387" table:style-name="ce1">
            <text:p>39387</text:p>
          </table:table-cell>
          <table:table-cell office:value-type="float" office:value="14575.0813719855" table:style-name="ce1">
            <text:p>14575.08137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15930.9744279473" table:style-name="ce1">
            <text:p>15930.97443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3">
            <text:p>Date (Quarter)</text:p>
          </table:table-cell>
          <table:table-cell office:value-type="string" table:style-name="ce3">
            <text:p>EBITDA or FCF</text:p>
          </table:table-cell>
          <table:table-cell office:value-type="string" table:style-name="ce3">
            <text:p>Log Return (C) = LN(FC_t / FC_t-1)</text:p>
          </table:table-cell>
          <table:table-cell office:value-type="string" table:style-name="ce3">
            <text:p>Residual (ε) = Log Return - Mean(Log Return)</text:p>
          </table:table-cell>
          <table:table-cell office:value-type="string" table:style-name="ce3">
            <text:p>Lagged ε² (E) = ε² from t-1</text:p>
          </table:table-cell>
          <table:table-cell office:value-type="string" table:style-name="ce3">
            <text:p>Lagged h (Variance) from t-1</text:p>
          </table:table-cell>
          <table:table-cell office:value-type="string" table:style-name="ce3">
            <text:p>Forecasted h_t = ω + α·ε² + β·h</text:p>
          </table:table-cell>
          <table:table-cell office:value-type="string" table:style-name="ce3">
            <text:p>Z ~ N(0,1) = NORM.S.INV(RAND())</text:p>
          </table:table-cell>
          <table:table-cell office:value-type="string" table:style-name="ce3">
            <text:p>Simulated FC = EXP(μ + sqrt(h) * Z)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18-Q%q</text:p>
          </table:table-cell>
          <table:table-cell office:value-type="float" office:value="150" table:style-name="ce4">
            <text:p>15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2018-Q%q</text:p>
          </table:table-cell>
          <table:table-cell office:value-type="float" office:value="170" table:style-name="ce4">
            <text:p>17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2018-Q%q</text:p>
          </table:table-cell>
          <table:table-cell office:value-type="float" office:value="160" table:style-name="ce4">
            <text:p>16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2018-Q%q</text:p>
          </table:table-cell>
          <table:table-cell office:value-type="float" office:value="180" table:style-name="ce4">
            <text:p>18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2019-Q%q</text:p>
          </table:table-cell>
          <table:table-cell office:value-type="float" office:value="140" table:style-name="ce4">
            <text:p>140</text:p>
          </table:table-cell>
          <table:table-cell office:value-type="float" office:value="-7.4107972153721849E-2" table:formula="of:=IF(AND([.B7]&lt;&gt;&quot;&quot;; [.B6]&lt;&gt;&quot;&quot;); LN([.B7]/[.B6]); &quot;&quot;)" table:style-name="ce2">
            <text:p>-0.074107972</text:p>
          </table:table-cell>
          <table:table-cell office:value-type="float" office:value="0.10919929196499201" table:formula="of:=IF([.C7]&lt;&gt;&quot;&quot;; [.C7] - [.$L$4]; &quot;&quot;)" table:style-name="ce2">
            <text:p>0.109199292</text:p>
          </table:table-cell>
          <table:table-cell office:value-type="float" office:value="4.4477394325221371E-3" table:formula="of:=IF([.D7]&lt;&gt;&quot;&quot;; [.D7]^2; &quot;&quot;)" table:style-name="ce2">
            <text:p>0.004447739</text:p>
          </table:table-cell>
          <table:table-cell office:value-type="float" office:value="4.4477394325221371E-3" table:formula="of:=IF([.E6]&lt;&gt;&quot;&quot;; [.E6]; &quot;&quot;)" table:style-name="ce2">
            <text:p>0.004447739</text:p>
          </table:table-cell>
          <table:table-cell office:value-type="float" office:value="3.8133552852197584E-3" table:formula="of:=IF(AND([.E7]&lt;&gt;&quot;&quot;; [.F7]&lt;&gt;&quot;&quot;); 0.0001 + 0.05*[.E7] + 0.9*[.F7]; &quot;&quot;)" table:style-name="ce2">
            <text:p>0.003813355</text:p>
          </table:table-cell>
          <table:table-cell office:value-type="float" office:value="-2.1906388162742414" table:formula="of:=IF([.G7]&lt;&gt;&quot;&quot;; LEGACY.NORMSINV(RAND()); &quot;&quot;)" table:style-name="ce2">
            <text:p>-2.190638816</text:p>
          </table:table-cell>
          <table:table-cell office:value-type="float" office:value="1.0418484109376334" table:formula="of:=IF(AND([.G7]&lt;&gt;&quot;&quot;; [.H7]&lt;&gt;&quot;&quot;); EXP(0.041542944 + SQRT([.G7]) * [.H7]); &quot;&quot;)" table:style-name="ce2">
            <text:p>1.04184841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19-Q%q</text:p>
          </table:table-cell>
          <table:table-cell office:value-type="float" office:value="130" table:style-name="ce4">
            <text:p>130</text:p>
          </table:table-cell>
          <table:table-cell office:value-type="float" office:value="0.10919929196499201" table:formula="of:=IF(AND([.B8]&lt;&gt;&quot;&quot;; [.B7]&lt;&gt;&quot;&quot;); LN([.B8]/[.B7]); &quot;&quot;)" table:style-name="ce4">
            <text:p>0.109199292</text:p>
          </table:table-cell>
          <table:table-cell office:value-type="float" office:value="6.6691374498672143E-2" table:formula="of:=IF([.C8]&lt;&gt;&quot;&quot;; [.C8] - [.$L$4]; &quot;&quot;)" table:style-name="ce4">
            <text:p>0.066691374</text:p>
          </table:table-cell>
          <table:table-cell office:value-type="float" office:value="3.9087950370734299E-3" table:formula="of:=IF([.D8]&lt;&gt;&quot;&quot;; [.D8]^2; &quot;&quot;)" table:style-name="ce4">
            <text:p>0.003908795</text:p>
          </table:table-cell>
          <table:table-cell office:value-type="float" office:value="3.9087950370734299E-3" table:formula="of:=IF([.E7]&lt;&gt;&quot;&quot;; [.E7]; &quot;&quot;)" table:style-name="ce4">
            <text:p>0.003908795</text:p>
          </table:table-cell>
          <table:table-cell office:value-type="float" office:value="3.3890942208013833E-3" table:formula="of:=IF(AND([.E8]&lt;&gt;&quot;&quot;; [.F8]&lt;&gt;&quot;&quot;); 0.0001 + 0.05*[.E8] + 0.9*[.F8]; &quot;&quot;)" table:style-name="ce4">
            <text:p>0.003389094</text:p>
          </table:table-cell>
          <table:table-cell office:value-type="float" office:value="-9.3872969391258099E-3" table:formula="of:=IF([.G8]&lt;&gt;&quot;&quot;; LEGACY.NORMSINV(RAND()); &quot;&quot;)" table:style-name="ce4">
            <text:p>-0.009387297</text:p>
          </table:table-cell>
          <table:table-cell office:value-type="float" office:value="0.93770215424571812" table:formula="of:=IF(AND([.G8]&lt;&gt;&quot;&quot;; [.H8]&lt;&gt;&quot;&quot;); EXP(0.041542944 + SQRT([.G8]) * [.H8]); &quot;&quot;)" table:style-name="ce4">
            <text:p>0.9377021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19-Q%q</text:p>
          </table:table-cell>
          <table:table-cell office:value-type="float" office:value="145" table:style-name="ce4">
            <text:p>145</text:p>
          </table:table-cell>
          <table:table-cell office:value-type="float" office:value="6.6691374498672143E-2" table:formula="of:=IF(AND([.B9]&lt;&gt;&quot;&quot;; [.B8]&lt;&gt;&quot;&quot;); LN([.B9]/[.B8]); &quot;&quot;)" table:style-name="ce4">
            <text:p>0.066691374</text:p>
          </table:table-cell>
          <table:table-cell office:value-type="float" office:value="6.252035698133393E-2" table:formula="of:=IF([.C9]&lt;&gt;&quot;&quot;; [.C9] - [.$L$4]; &quot;&quot;)" table:style-name="ce4">
            <text:p>0.062520357</text:p>
          </table:table-cell>
          <table:table-cell office:value-type="float" office:value="3.4622044429488247E-3" table:formula="of:=IF([.D9]&lt;&gt;&quot;&quot;; [.D9]^2; &quot;&quot;)" table:style-name="ce4">
            <text:p>0.003462204</text:p>
          </table:table-cell>
          <table:table-cell office:value-type="float" office:value="3.4622044429488247E-3" table:formula="of:=IF([.E8]&lt;&gt;&quot;&quot;; [.E8]; &quot;&quot;)" table:style-name="ce4">
            <text:p>0.003462204</text:p>
          </table:table-cell>
          <table:table-cell office:value-type="float" office:value="3.0336079394994346E-3" table:formula="of:=IF(AND([.E9]&lt;&gt;&quot;&quot;; [.F9]&lt;&gt;&quot;&quot;); 0.0001 + 0.05*[.E9] + 0.9*[.F9]; &quot;&quot;)" table:style-name="ce4">
            <text:p>0.003033608</text:p>
          </table:table-cell>
          <table:table-cell office:value-type="float" office:value="-1.9221009447235295" table:formula="of:=IF([.G9]&lt;&gt;&quot;&quot;; LEGACY.NORMSINV(RAND()); &quot;&quot;)" table:style-name="ce4">
            <text:p>-1.922100945</text:p>
          </table:table-cell>
          <table:table-cell office:value-type="float" office:value="1.0960906162173571" table:formula="of:=IF(AND([.G9]&lt;&gt;&quot;&quot;; [.H9]&lt;&gt;&quot;&quot;); EXP(0.041542944 + SQRT([.G9]) * [.H9]); &quot;&quot;)" table:style-name="ce4">
            <text:p>1.09609061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19-Q%q</text:p>
          </table:table-cell>
          <table:table-cell office:value-type="float" office:value="155" table:style-name="ce4">
            <text:p>155</text:p>
          </table:table-cell>
          <table:table-cell office:value-type="float" office:value="6.252035698133393E-2" table:formula="of:=IF(AND([.B10]&lt;&gt;&quot;&quot;; [.B9]&lt;&gt;&quot;&quot;); LN([.B10]/[.B9]); &quot;&quot;)" table:style-name="ce4">
            <text:p>0.062520357</text:p>
          </table:table-cell>
          <table:table-cell office:value-type="float" office:value="5.8840500022933395E-2" table:formula="of:=IF([.C10]&lt;&gt;&quot;&quot;; [.C10] - [.$L$4]; &quot;&quot;)" table:style-name="ce4">
            <text:p>0.0588405</text:p>
          </table:table-cell>
          <table:table-cell office:value-type="float" office:value="3.0880083573678256E-3" table:formula="of:=IF([.D10]&lt;&gt;&quot;&quot;; [.D10]^2; &quot;&quot;)" table:style-name="ce4">
            <text:p>0.003088008</text:p>
          </table:table-cell>
          <table:table-cell office:value-type="float" office:value="3.0880083573678256E-3" table:formula="of:=IF([.E9]&lt;&gt;&quot;&quot;; [.E9]; &quot;&quot;)" table:style-name="ce4">
            <text:p>0.003088008</text:p>
          </table:table-cell>
          <table:table-cell office:value-type="float" office:value="2.0123925183363471E-2" table:formula="of:=IF(AND([.E10]&lt;&gt;&quot;&quot;; [.F10]&lt;&gt;&quot;&quot;); 0.0001 + 0.05*[.E10] + 0.9*[.F10]; &quot;&quot;)" table:style-name="ce4">
            <text:p>0.020123925</text:p>
          </table:table-cell>
          <table:table-cell office:value-type="float" office:value="0.35392173482778533" table:formula="of:=IF([.G10]&lt;&gt;&quot;&quot;; LEGACY.NORMSINV(RAND()); &quot;&quot;)" table:style-name="ce4">
            <text:p>0.353921735</text:p>
          </table:table-cell>
          <table:table-cell office:value-type="float" office:value="1.061895742937992" table:formula="of:=IF(AND([.G10]&lt;&gt;&quot;&quot;; [.H10]&lt;&gt;&quot;&quot;); EXP(0.041542944 + SQRT([.G10]) * [.H10]); &quot;&quot;)" table:style-name="ce4">
            <text:p>1.06189574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20-Q%q</text:p>
          </table:table-cell>
          <table:table-cell office:value-type="float" office:value="165" table:style-name="ce4">
            <text:p>165</text:p>
          </table:table-cell>
          <table:table-cell office:value-type="float" office:value="5.8840500022933395E-2" table:formula="of:=IF(AND([.B11]&lt;&gt;&quot;&quot;; [.B10]&lt;&gt;&quot;&quot;); LN([.B11]/[.B10]); &quot;&quot;)" table:style-name="ce4">
            <text:p>0.0588405</text:p>
          </table:table-cell>
          <table:table-cell office:value-type="float" office:value="5.5569851154810786E-2" table:formula="of:=IF([.C11]&lt;&gt;&quot;&quot;; [.C11] - [.$L$4]; &quot;&quot;)" table:style-name="ce4">
            <text:p>0.055569851</text:p>
          </table:table-cell>
          <table:table-cell office:value-type="float" office:value="2.1077815982487865E-2" table:formula="of:=IF([.D11]&lt;&gt;&quot;&quot;; [.D11]^2; &quot;&quot;)" table:style-name="ce4">
            <text:p>0.021077816</text:p>
          </table:table-cell>
          <table:table-cell office:value-type="float" office:value="2.1077815982487865E-2" table:formula="of:=IF([.E10]&lt;&gt;&quot;&quot;; [.E10]; &quot;&quot;)" table:style-name="ce4">
            <text:p>0.021077816</text:p>
          </table:table-cell>
          <table:table-cell office:value-type="float" office:value="3.59157753186646E-3" table:formula="of:=IF(AND([.E11]&lt;&gt;&quot;&quot;; [.F11]&lt;&gt;&quot;&quot;); 0.0001 + 0.05*[.E11] + 0.9*[.F11]; &quot;&quot;)" table:style-name="ce4">
            <text:p>0.003591578</text:p>
          </table:table-cell>
          <table:table-cell office:value-type="float" office:value="0.30890829373651041" table:formula="of:=IF([.G11]&lt;&gt;&quot;&quot;; LEGACY.NORMSINV(RAND()); &quot;&quot;)" table:style-name="ce4">
            <text:p>0.308908294</text:p>
          </table:table-cell>
          <table:table-cell office:value-type="float" office:value="1.0588148006761839" table:formula="of:=IF(AND([.G11]&lt;&gt;&quot;&quot;; [.H11]&lt;&gt;&quot;&quot;); EXP(0.041542944 + SQRT([.G11]) * [.H11]); &quot;&quot;)" table:style-name="ce4">
            <text:p>1.05881480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20-Q%q</text:p>
          </table:table-cell>
          <table:table-cell office:value-type="float" office:value="175" table:style-name="ce4">
            <text:p>175</text:p>
          </table:table-cell>
          <table:table-cell office:value-type="float" office:value="5.5569851154810786E-2" table:formula="of:=IF(AND([.B12]&lt;&gt;&quot;&quot;; [.B11]&lt;&gt;&quot;&quot;); LN([.B12]/[.B11]); &quot;&quot;)" table:style-name="ce4">
            <text:p>0.055569851</text:p>
          </table:table-cell>
          <table:table-cell office:value-type="float" office:value="-0.14518200984449783" table:formula="of:=IF([.C12]&lt;&gt;&quot;&quot;; [.C12] - [.$L$4]; &quot;&quot;)" table:style-name="ce4">
            <text:p>-0.14518201</text:p>
          </table:table-cell>
          <table:table-cell office:value-type="float" office:value="3.675344770385747E-3" table:formula="of:=IF([.D12]&lt;&gt;&quot;&quot;; [.D12]^2; &quot;&quot;)" table:style-name="ce4">
            <text:p>0.003675345</text:p>
          </table:table-cell>
          <table:table-cell office:value-type="float" office:value="3.675344770385747E-3" table:formula="of:=IF([.E11]&lt;&gt;&quot;&quot;; [.E11]; &quot;&quot;)" table:style-name="ce4">
            <text:p>0.003675345</text:p>
          </table:table-cell>
          <table:table-cell office:value-type="float" office:value="3.2037300590638889E-3" table:formula="of:=IF(AND([.E12]&lt;&gt;&quot;&quot;; [.F12]&lt;&gt;&quot;&quot;); 0.0001 + 0.05*[.E12] + 0.9*[.F12]; &quot;&quot;)" table:style-name="ce4">
            <text:p>0.00320373</text:p>
          </table:table-cell>
          <table:table-cell office:value-type="float" office:value="0.27573872378995812" table:formula="of:=IF([.G12]&lt;&gt;&quot;&quot;; LEGACY.NORMSINV(RAND()); &quot;&quot;)" table:style-name="ce4">
            <text:p>0.275738724</text:p>
          </table:table-cell>
          <table:table-cell office:value-type="float" office:value="1.1078642028979178" table:formula="of:=IF(AND([.G12]&lt;&gt;&quot;&quot;; [.H12]&lt;&gt;&quot;&quot;); EXP(0.041542944 + SQRT([.G12]) * [.H12]); &quot;&quot;)" table:style-name="ce4">
            <text:p>1.10786420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20-Q%q</text:p>
          </table:table-cell>
          <table:table-cell office:value-type="float" office:value="185" table:style-name="ce4">
            <text:p>185</text:p>
          </table:table-cell>
          <table:table-cell office:value-type="float" office:value="-0.14518200984449783" table:formula="of:=IF(AND([.B13]&lt;&gt;&quot;&quot;; [.B12]&lt;&gt;&quot;&quot;); LN([.B13]/[.B12]); &quot;&quot;)" table:style-name="ce4">
            <text:p>-0.14518201</text:p>
          </table:table-cell>
          <table:table-cell office:value-type="float" office:value="6.062462181643484E-2" table:formula="of:=IF([.C13]&lt;&gt;&quot;&quot;; [.C13] - [.$L$4]; &quot;&quot;)" table:style-name="ce4">
            <text:p>0.060624622</text:p>
          </table:table-cell>
          <table:table-cell office:value-type="float" office:value="3.2670842726988301E-3" table:formula="of:=IF([.D13]&lt;&gt;&quot;&quot;; [.D13]^2; &quot;&quot;)" table:style-name="ce4">
            <text:p>0.003267084</text:p>
          </table:table-cell>
          <table:table-cell office:value-type="float" office:value="3.2670842726988301E-3" table:formula="of:=IF([.E12]&lt;&gt;&quot;&quot;; [.E12]; &quot;&quot;)" table:style-name="ce4">
            <text:p>0.003267084</text:p>
          </table:table-cell>
          <table:table-cell office:value-type="float" office:value="2.8771011950945147E-3" table:formula="of:=IF(AND([.E13]&lt;&gt;&quot;&quot;; [.F13]&lt;&gt;&quot;&quot;); 0.0001 + 0.05*[.E13] + 0.9*[.F13]; &quot;&quot;)" table:style-name="ce4">
            <text:p>0.002877101</text:p>
          </table:table-cell>
          <table:table-cell office:value-type="float" office:value="1.1352096691963864" table:formula="of:=IF([.G13]&lt;&gt;&quot;&quot;; LEGACY.NORMSINV(RAND()); &quot;&quot;)" table:style-name="ce4">
            <text:p>1.135209669</text:p>
          </table:table-cell>
          <table:table-cell office:value-type="float" office:value="1.1035122278161724" table:formula="of:=IF(AND([.G13]&lt;&gt;&quot;&quot;; [.H13]&lt;&gt;&quot;&quot;); EXP(0.041542944 + SQRT([.G13]) * [.H13]); &quot;&quot;)" table:style-name="ce4">
            <text:p>1.10351222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20-Q%q</text:p>
          </table:table-cell>
          <table:table-cell office:value-type="float" office:value="160" table:style-name="ce4">
            <text:p>160</text:p>
          </table:table-cell>
          <table:table-cell office:value-type="float" office:value="6.062462181643484E-2" table:formula="of:=IF(AND([.B14]&lt;&gt;&quot;&quot;; [.B13]&lt;&gt;&quot;&quot;); LN([.B14]/[.B13]); &quot;&quot;)" table:style-name="ce4">
            <text:p>0.060624622</text:p>
          </table:table-cell>
          <table:table-cell office:value-type="float" office:value="5.7158413839948623E-2" table:formula="of:=IF([.C14]&lt;&gt;&quot;&quot;; [.C14] - [.$L$4]; &quot;&quot;)" table:style-name="ce4">
            <text:p>0.057158414</text:p>
          </table:table-cell>
          <table:table-cell office:value-type="float" office:value="2.9232644158889631E-3" table:formula="of:=IF([.D14]&lt;&gt;&quot;&quot;; [.D14]^2; &quot;&quot;)" table:style-name="ce4">
            <text:p>0.002923264</text:p>
          </table:table-cell>
          <table:table-cell office:value-type="float" office:value="2.9232644158889631E-3" table:formula="of:=IF([.E13]&lt;&gt;&quot;&quot;; [.E13]; &quot;&quot;)" table:style-name="ce4">
            <text:p>0.002923264</text:p>
          </table:table-cell>
          <table:table-cell office:value-type="float" office:value="2.599451946671522E-3" table:formula="of:=IF(AND([.E14]&lt;&gt;&quot;&quot;; [.F14]&lt;&gt;&quot;&quot;); 0.0001 + 0.05*[.E14] + 0.9*[.F14]; &quot;&quot;)" table:style-name="ce4">
            <text:p>0.002599452</text:p>
          </table:table-cell>
          <table:table-cell office:value-type="float" office:value="1.117098829750355" table:formula="of:=IF([.G14]&lt;&gt;&quot;&quot;; LEGACY.NORMSINV(RAND()); &quot;&quot;)" table:style-name="ce4">
            <text:p>1.11709883</text:p>
          </table:table-cell>
          <table:table-cell office:value-type="float" office:value="1.0443815028800132" table:formula="of:=IF(AND([.G14]&lt;&gt;&quot;&quot;; [.H14]&lt;&gt;&quot;&quot;); EXP(0.041542944 + SQRT([.G14]) * [.H14]); &quot;&quot;)" table:style-name="ce4">
            <text:p>1.04438150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21-Q%q</text:p>
          </table:table-cell>
          <table:table-cell office:value-type="float" office:value="170" table:style-name="ce4">
            <text:p>170</text:p>
          </table:table-cell>
          <table:table-cell office:value-type="float" office:value="5.7158413839948623E-2" table:formula="of:=IF(AND([.B15]&lt;&gt;&quot;&quot;; [.B14]&lt;&gt;&quot;&quot;); LN([.B15]/[.B14]); &quot;&quot;)" table:style-name="ce4">
            <text:p>0.057158414</text:p>
          </table:table-cell>
          <table:table-cell office:value-type="float" office:value="5.4067221270275793E-2" table:formula="of:=IF([.C15]&lt;&gt;&quot;&quot;; [.C15] - [.$L$4]; &quot;&quot;)" table:style-name="ce4">
            <text:p>0.054067221</text:p>
          </table:table-cell>
          <table:table-cell office:value-type="float" office:value="2.6310020491279178E-3" table:formula="of:=IF([.D15]&lt;&gt;&quot;&quot;; [.D15]^2; &quot;&quot;)" table:style-name="ce4">
            <text:p>0.002631002</text:p>
          </table:table-cell>
          <table:table-cell office:value-type="float" office:value="2.6310020491279178E-3" table:formula="of:=IF([.E14]&lt;&gt;&quot;&quot;; [.E14]; &quot;&quot;)" table:style-name="ce4">
            <text:p>0.002631002</text:p>
          </table:table-cell>
          <table:table-cell office:value-type="float" office:value="2.3614561136961242E-3" table:formula="of:=IF(AND([.E15]&lt;&gt;&quot;&quot;; [.F15]&lt;&gt;&quot;&quot;); 0.0001 + 0.05*[.E15] + 0.9*[.F15]; &quot;&quot;)" table:style-name="ce4">
            <text:p>0.002361456</text:p>
          </table:table-cell>
          <table:table-cell office:value-type="float" office:value="3.8726413433881071E-2" table:formula="of:=IF([.G15]&lt;&gt;&quot;&quot;; LEGACY.NORMSINV(RAND()); &quot;&quot;)" table:style-name="ce4">
            <text:p>0.038726413</text:p>
          </table:table-cell>
          <table:table-cell office:value-type="float" office:value="1.0725341043038366" table:formula="of:=IF(AND([.G15]&lt;&gt;&quot;&quot;; [.H15]&lt;&gt;&quot;&quot;); EXP(0.041542944 + SQRT([.G15]) * [.H15]); &quot;&quot;)" table:style-name="ce4">
            <text:p>1.07253410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21-Q%q</text:p>
          </table:table-cell>
          <table:table-cell office:value-type="float" office:value="180" table:style-name="ce4">
            <text:p>180</text:p>
          </table:table-cell>
          <table:table-cell office:value-type="float" office:value="5.4067221270275793E-2" table:formula="of:=IF(AND([.B16]&lt;&gt;&quot;&quot;; [.B15]&lt;&gt;&quot;&quot;); LN([.B16]/[.B15]); &quot;&quot;)" table:style-name="ce4">
            <text:p>0.054067221</text:p>
          </table:table-cell>
          <table:table-cell office:value-type="float" office:value="5.1293294387550481E-2" table:formula="of:=IF([.C16]&lt;&gt;&quot;&quot;; [.C16] - [.$L$4]; &quot;&quot;)" table:style-name="ce4">
            <text:p>0.051293294</text:p>
          </table:table-cell>
          <table:table-cell office:value-type="float" office:value="2.3804801196801307E-3" table:formula="of:=IF([.D16]&lt;&gt;&quot;&quot;; [.D16]^2; &quot;&quot;)" table:style-name="ce4">
            <text:p>0.00238048</text:p>
          </table:table-cell>
          <table:table-cell office:value-type="float" office:value="2.3804801196801307E-3" table:formula="of:=IF([.E15]&lt;&gt;&quot;&quot;; [.E15]; &quot;&quot;)" table:style-name="ce4">
            <text:p>0.00238048</text:p>
          </table:table-cell>
          <table:table-cell office:value-type="float" office:value="6.5165739250020859E-4" table:formula="of:=IF(AND([.E16]&lt;&gt;&quot;&quot;; [.F16]&lt;&gt;&quot;&quot;); 0.0001 + 0.05*[.E16] + 0.9*[.F16]; &quot;&quot;)" table:style-name="ce4">
            <text:p>0.000651657</text:p>
          </table:table-cell>
          <table:table-cell office:value-type="float" office:value="1.1157040763840109" table:formula="of:=IF([.G16]&lt;&gt;&quot;&quot;; LEGACY.NORMSINV(RAND()); &quot;&quot;)" table:style-name="ce4">
            <text:p>1.115704076</text:p>
          </table:table-cell>
          <table:table-cell office:value-type="float" office:value="1.207912943967427" table:formula="of:=IF(AND([.G16]&lt;&gt;&quot;&quot;; [.H16]&lt;&gt;&quot;&quot;); EXP(0.041542944 + SQRT([.G16]) * [.H16]); &quot;&quot;)" table:style-name="ce4">
            <text:p>1.20791294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2021-Q%q</text:p>
          </table:table-cell>
          <table:table-cell office:value-type="float" office:value="190" table:style-name="ce4">
            <text:p>190</text:p>
          </table:table-cell>
          <table:table-cell office:value-type="float" office:value="5.1293294387550481E-2" table:formula="of:=IF(AND([.B17]&lt;&gt;&quot;&quot;; [.B16]&lt;&gt;&quot;&quot;); LN([.B17]/[.B16]); &quot;&quot;)" table:style-name="ce4">
            <text:p>0.051293294</text:p>
          </table:table-cell>
          <table:table-cell office:value-type="float" office:value="4.8790164169432049E-2" table:formula="of:=IF([.C17]&lt;&gt;&quot;&quot;; [.C17] - [.$L$4]; &quot;&quot;)" table:style-name="ce4">
            <text:p>0.048790164</text:p>
          </table:table-cell>
          <table:table-cell office:value-type="float" office:value="5.8069199210548266E-4" table:formula="of:=IF([.D17]&lt;&gt;&quot;&quot;; [.D17]^2; &quot;&quot;)" table:style-name="ce4">
            <text:p>0.000580692</text:p>
          </table:table-cell>
          <table:table-cell office:value-type="float" office:value="5.8069199210548266E-4" table:formula="of:=IF([.E16]&lt;&gt;&quot;&quot;; [.E16]; &quot;&quot;)" table:style-name="ce4">
            <text:p>0.000580692</text:p>
          </table:table-cell>
          <table:table-cell office:value-type="float" office:value="2.2550094979967E-3" table:formula="of:=IF(AND([.E17]&lt;&gt;&quot;&quot;; [.F17]&lt;&gt;&quot;&quot;); 0.0001 + 0.05*[.E17] + 0.9*[.F17]; &quot;&quot;)" table:style-name="ce4">
            <text:p>0.002255009</text:p>
          </table:table-cell>
          <table:table-cell office:value-type="float" office:value="3.1029812779535475" table:formula="of:=IF([.G17]&lt;&gt;&quot;&quot;; LEGACY.NORMSINV(RAND()); &quot;&quot;)" table:style-name="ce4">
            <text:p>3.102981278</text:p>
          </table:table-cell>
          <table:table-cell office:value-type="string" office:string-value="" table:formula="of:=IF(AND([.G17]&lt;&gt;&quot;&quot;; [.H17]&lt;&gt;&quot;&quot;); EXP(0.041542944 + SQRT([.G17]) * [.H17]); &quot;&quot;)" table:style-name="ce4"/>
          <table:table-cell table:number-columns-repeated="16375"/>
        </table:table-row>
        <table:table-row table:style-name="ro1">
          <table:table-cell office:value-type="string" table:style-name="ce4">
            <text:p>2021-Q%q</text:p>
          </table:table-cell>
          <table:table-cell office:value-type="float" office:value="200" table:style-name="ce4">
            <text:p>200</text:p>
          </table:table-cell>
          <table:table-cell office:value-type="float" office:value="4.8790164169432049E-2" table:formula="of:=IF(AND([.B18]&lt;&gt;&quot;&quot;; [.B17]&lt;&gt;&quot;&quot;); LN([.B18]/[.B17]); &quot;&quot;)" table:style-name="ce4">
            <text:p>0.048790164</text:p>
          </table:table-cell>
          <table:table-cell office:value-type="float" office:value="-2.409755157906053E-2" table:formula="of:=IF([.C18]&lt;&gt;&quot;&quot;; [.C18] - [.$L$4]; &quot;&quot;)" table:style-name="ce4">
            <text:p>-0.024097552</text:p>
          </table:table-cell>
          <table:table-cell office:value-type="float" office:value="2.268431050522842E-3" table:formula="of:=IF([.D18]&lt;&gt;&quot;&quot;; [.D18]^2; &quot;&quot;)" table:style-name="ce4">
            <text:p>0.002268431</text:p>
          </table:table-cell>
          <table:table-cell office:value-type="float" office:value="2.268431050522842E-3" table:formula="of:=IF([.E17]&lt;&gt;&quot;&quot;; [.E17]; &quot;&quot;)" table:style-name="ce4">
            <text:p>0.002268431</text:p>
          </table:table-cell>
          <table:table-cell office:value-type="float" office:value="6.0209205079356958E-4" table:formula="of:=IF(AND([.E18]&lt;&gt;&quot;&quot;; [.F18]&lt;&gt;&quot;&quot;); 0.0001 + 0.05*[.E18] + 0.9*[.F18]; &quot;&quot;)" table:style-name="ce4">
            <text:p>0.000602092</text:p>
          </table:table-cell>
          <table:table-cell office:value-type="string" office:string-value="" table:formula="of:=IF([.G18]&lt;&gt;&quot;&quot;; LEGACY.NORMSINV(RAND()); &quot;&quot;)" table:style-name="ce4"/>
          <table:table-cell office:value-type="string" office:string-value="" table:formula="of:=IF(AND([.G18]&lt;&gt;&quot;&quot;; [.H18]&lt;&gt;&quot;&quot;); EXP(0.041542944 + SQRT([.G18]) * [.H18]); &quot;&quot;)" table:style-name="ce4"/>
          <table:table-cell table:number-columns-repeated="16375"/>
        </table:table-row>
        <table:table-row table:style-name="ro1">
          <table:table-cell office:value-type="string" table:style-name="ce4">
            <text:p>2022-Q%q</text:p>
          </table:table-cell>
          <table:table-cell office:value-type="float" office:value="210" table:style-name="ce4">
            <text:p>210</text:p>
          </table:table-cell>
          <table:table-cell office:value-type="float" office:value="-2.409755157906053E-2" table:formula="of:=IF(AND([.B19]&lt;&gt;&quot;&quot;; [.B18]&lt;&gt;&quot;&quot;); LN([.B19]/[.B18]); &quot;&quot;)" table:style-name="ce4">
            <text:p>-0.024097552</text:p>
          </table:table-cell>
          <table:table-cell office:value-type="float" office:value="4.7628048989254664E-2" table:formula="of:=IF([.C19]&lt;&gt;&quot;&quot;; [.C19] - [.$L$4]; &quot;&quot;)" table:style-name="ce4">
            <text:p>0.047628049</text:p>
          </table:table-cell>
          <table:table-cell office:value-type="float" office:value="5.2851794820375742E-4" table:formula="of:=IF([.D19]&lt;&gt;&quot;&quot;; [.D19]^2; &quot;&quot;)" table:style-name="ce4">
            <text:p>0.000528518</text:p>
          </table:table-cell>
          <table:table-cell office:value-type="float" office:value="5.2851794820375742E-4" table:formula="of:=IF([.E18]&lt;&gt;&quot;&quot;; [.E18]; &quot;&quot;)" table:style-name="ce4">
            <text:p>0.000528518</text:p>
          </table:table-cell>
          <table:table-cell office:value-type="string" office:string-value="" table:formula="of:=IF(AND([.E19]&lt;&gt;&quot;&quot;; [.F19]&lt;&gt;&quot;&quot;); 0.0001 + 0.05*[.E19] + 0.9*[.F19]; &quot;&quot;)" table:style-name="ce4"/>
          <table:table-cell office:value-type="string" office:string-value="" table:formula="of:=IF([.G19]&lt;&gt;&quot;&quot;; LEGACY.NORMSINV(RAND()); &quot;&quot;)" table:style-name="ce4"/>
          <table:table-cell office:value-type="string" office:string-value="" table:formula="of:=IF(AND([.G19]&lt;&gt;&quot;&quot;; [.H19]&lt;&gt;&quot;&quot;); EXP(0.041542944 + SQRT([.G19]) * [.H19]); &quot;&quot;)" table:style-name="ce4"/>
          <table:table-cell table:number-columns-repeated="16375"/>
        </table:table-row>
        <table:table-row table:style-name="ro1">
          <table:table-cell office:value-type="string" table:style-name="ce4">
            <text:p>2022-Q%q</text:p>
          </table:table-cell>
          <table:table-cell office:value-type="float" office:value="205" table:style-name="ce4">
            <text:p>205</text:p>
          </table:table-cell>
          <table:table-cell office:value-type="float" office:value="4.7628048989254664E-2" table:formula="of:=IF(AND([.B20]&lt;&gt;&quot;&quot;; [.B19]&lt;&gt;&quot;&quot;); LN([.B20]/[.B19]); &quot;&quot;)" table:style-name="ce4">
            <text:p>0.047628049</text:p>
          </table:table-cell>
          <table:table-cell office:value-type="float" office:value="2.2989518224698781E-2" table:formula="of:=IF([.C20]&lt;&gt;&quot;&quot;; [.C20] - [.$L$4]; &quot;&quot;)" table:style-name="ce4">
            <text:p>0.022989518</text:p>
          </table:table-cell>
          <table:table-cell office:value-type="string" office:string-value="" table:formula="of:=IF([.D20]&lt;&gt;&quot;&quot;; [.D20]^2; &quot;&quot;)" table:style-name="ce4"/>
          <table:table-cell office:value-type="string" office:string-value="" table:formula="of:=IF([.E19]&lt;&gt;&quot;&quot;; [.E19]; &quot;&quot;)" table:style-name="ce4"/>
          <table:table-cell office:value-type="string" office:string-value="" table:formula="of:=IF(AND([.E20]&lt;&gt;&quot;&quot;; [.F20]&lt;&gt;&quot;&quot;); 0.0001 + 0.05*[.E20] + 0.9*[.F20]; &quot;&quot;)" table:style-name="ce4"/>
          <table:table-cell office:value-type="string" office:string-value="" table:formula="of:=IF([.G20]&lt;&gt;&quot;&quot;; LEGACY.NORMSINV(RAND()); &quot;&quot;)" table:style-name="ce4"/>
          <table:table-cell office:value-type="string" office:string-value="" table:formula="of:=IF(AND([.G20]&lt;&gt;&quot;&quot;; [.H20]&lt;&gt;&quot;&quot;); EXP(0.041542944 + SQRT([.G20]) * [.H20]); &quot;&quot;)" table:style-name="ce4"/>
          <table:table-cell table:number-columns-repeated="16375"/>
        </table:table-row>
        <table:table-row table:style-name="ro1">
          <table:table-cell office:value-type="string" table:style-name="ce4">
            <text:p>2022-Q%q</text:p>
          </table:table-cell>
          <table:table-cell office:value-type="float" office:value="215" table:style-name="ce4">
            <text:p>215</text:p>
          </table:table-cell>
          <table:table-cell office:value-type="float" office:value="2.2989518224698781E-2" table:formula="of:=IF(AND([.B21]&lt;&gt;&quot;&quot;; [.B20]&lt;&gt;&quot;&quot;); LN([.B21]/[.B20]); &quot;&quot;)" table:style-name="ce4">
            <text:p>0.022989518</text:p>
          </table:table-cell>
          <table:table-cell office:value-type="string" office:string-value="" table:formula="of:=IF([.C21]&lt;&gt;&quot;&quot;; [.C21] - [.$L$4]; &quot;&quot;)" table:style-name="ce4"/>
          <table:table-cell office:value-type="string" office:string-value="" table:formula="of:=IF([.D21]&lt;&gt;&quot;&quot;; [.D21]^2; &quot;&quot;)" table:style-name="ce4"/>
          <table:table-cell office:value-type="string" office:string-value="" table:formula="of:=IF([.E20]&lt;&gt;&quot;&quot;; [.E20]; &quot;&quot;)" table:style-name="ce4"/>
          <table:table-cell office:value-type="string" office:string-value="" table:formula="of:=IF(AND([.E21]&lt;&gt;&quot;&quot;; [.F21]&lt;&gt;&quot;&quot;); 0.0001 + 0.05*[.E21] + 0.9*[.F21]; &quot;&quot;)" table:style-name="ce4"/>
          <table:table-cell office:value-type="string" office:string-value="" table:formula="of:=IF([.G21]&lt;&gt;&quot;&quot;; LEGACY.NORMSINV(RAND()); &quot;&quot;)" table:style-name="ce4"/>
          <table:table-cell office:value-type="string" office:string-value="" table:formula="of:=IF(AND([.G21]&lt;&gt;&quot;&quot;; [.H21]&lt;&gt;&quot;&quot;); EXP(0.041542944 + SQRT([.G21]) * [.H21]); &quot;&quot;)" table:style-name="ce4"/>
          <table:table-cell table:number-columns-repeated="16375"/>
        </table:table-row>
        <table:table-row table:style-name="ro1">
          <table:table-cell office:value-type="string" table:style-name="ce4">
            <text:p>2022-Q%q</text:p>
          </table:table-cell>
          <table:table-cell office:value-type="float" office:value="220" table:style-name="ce4">
            <text:p>220</text:p>
          </table:table-cell>
          <table:table-cell office:value-type="string" office:string-value="" table:formula="of:=IF(AND([.B22]&lt;&gt;&quot;&quot;; [.B21]&lt;&gt;&quot;&quot;); LN([.B22]/[.B21]); &quot;&quot;)" table:style-name="ce4"/>
          <table:table-cell office:value-type="string" office:string-value="" table:formula="of:=IF([.C22]&lt;&gt;&quot;&quot;; [.C22] - [.$L$4]; &quot;&quot;)" table:style-name="ce4"/>
          <table:table-cell office:value-type="string" office:string-value="" table:formula="of:=IF([.D22]&lt;&gt;&quot;&quot;; [.D22]^2; &quot;&quot;)" table:style-name="ce4"/>
          <table:table-cell office:value-type="string" office:string-value="" table:formula="of:=IF([.E21]&lt;&gt;&quot;&quot;; [.E21]; &quot;&quot;)" table:style-name="ce4"/>
          <table:table-cell office:value-type="string" office:string-value="" table:formula="of:=IF(AND([.E22]&lt;&gt;&quot;&quot;; [.F22]&lt;&gt;&quot;&quot;); 0.0001 + 0.05*[.E22] + 0.9*[.F22]; &quot;&quot;)" table:style-name="ce4"/>
          <table:table-cell office:value-type="string" office:string-value="" table:formula="of:=IF([.G22]&lt;&gt;&quot;&quot;; LEGACY.NORMSINV(RAND()); &quot;&quot;)" table:style-name="ce4"/>
          <table:table-cell office:value-type="string" office:string-value="" table:formula="of:=IF(AND([.G22]&lt;&gt;&quot;&quot;; [.H22]&lt;&gt;&quot;&quot;); EXP(0.041542944 + SQRT([.G22]) * [.H22]); &quot;&quot;)" table:style-name="ce4"/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Hasan Alaali</meta:initial-creator>
    <dc:creator>Hasan Alaali</dc:creator>
    <meta:creation-date>2025-05-22T11:40:06Z</meta:creation-date>
    <dc:date>2025-05-22T14:40:54Z</dc:date>
    <meta:editing-duration>PT0S</meta:editing-duration>
  </office:meta>
</office:document-meta>
</file>